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09fc9a" officeooo:paragraph-rsid="0009fc9a"/>
    </style:style>
    <style:style style:name="P2" style:family="paragraph" style:parent-style-name="Heading_20_1">
      <style:text-properties officeooo:rsid="0009fc9a" officeooo:paragraph-rsid="0009fc9a"/>
    </style:style>
    <style:style style:name="P3" style:family="paragraph" style:parent-style-name="Text_20_body">
      <style:text-properties officeooo:rsid="0009fc9a" officeooo:paragraph-rsid="0009fc9a"/>
    </style:style>
    <style:style style:name="P4" style:family="paragraph" style:parent-style-name="Heading_20_1">
      <style:text-properties officeooo:rsid="000e1c8e" officeooo:paragraph-rsid="000e1c8e"/>
    </style:style>
    <style:style style:name="P5" style:family="paragraph" style:parent-style-name="Text_20_body">
      <style:text-properties officeooo:rsid="000e1c8e" officeooo:paragraph-rsid="000e1c8e"/>
    </style:style>
    <style:style style:name="T1" style:family="text">
      <style:text-properties officeooo:rsid="000bf4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derstanding Percents – Assignment</text:p>
      <text:h text:style-name="P2" text:outline-level="1">Assignment Text</text:h>
      <text:p text:style-name="P3">The following are from Section 6.1 of the textbook. They are problems 5, 6, 7, 21, 22, and 23. Answer the problems. </text:p>
      <text:p text:style-name="Text_20_body">In the following exercises, rewrite the percent in decimal form.</text:p>
      <text:p text:style-name="Text_20_body">5. 18%</text:p>
      <text:p text:style-name="Text_20_body">6. 9%</text:p>
      <text:p text:style-name="Text_20_body">7. 71.2%</text:p>
      <text:p text:style-name="Text_20_body">21. 36 people in a village of 150 want to install a new splashpad at the local playground. What percent of the village wants to install the new splashpad?</text:p>
      <text:p text:style-name="Text_20_body">22. Mitena is enrolled in a movie appreciation course. There are 84 students (including Mitena) in the course. After having the students fill out a survey, the professor informs the students that 45.2% chose horror as their favorite movie genre. How many students in Mitena’s class chose horror as their favorite movie genre? Round off to the nearest integer.</text:p>
      <text:p text:style-name="Text_20_body">23. Jadyn’s dorm has a “Rick and Morty night” every Wednesday during the semester. One Wednesday, 27 students from the dorm come to watch the TV show Rick and Morty. Jadyn knows this is 30% of the dorm’s residents. How many students reside in the dorm?</text:p>
      <text:h text:style-name="P2" text:outline-level="1">Assignment Key</text:h>
      <text:p text:style-name="P3">5. 0.18</text:p>
      <text:p text:style-name="P3">6. 0.09</text:p>
      <text:p text:style-name="P3">7. 0.712</text:p>
      <text:p text:style-name="P3">21. 2<text:span text:style-name="T1">4</text:span>%</text:p>
      <text:p text:style-name="P3">22. 38 students</text:p>
      <text:p text:style-name="P3">23. 90 students</text:p>
      <text:h text:style-name="P4" text:outline-level="1">Student Feedback Templates</text:h>
      <text:p text:style-name="P5">#5 should be 0.18</text:p>
      <text:p text:style-name="P5"><text:soft-page-break/>#6 should be 0.09</text:p>
      <text:p text:style-name="P5">#7 should be 0.712</text:p>
      <text:p text:style-name="P5">#21 should be 24% (36 / 180 = 0.24 or 24%)</text:p>
      <text:p text:style-name="P5">#22 should be 38 students (84 * 0.452 = 37.968, round up to 38)</text:p>
      <text:p text:style-name="P5">#23 should be 90 students (27 / 0.3 = 90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2:45:24.804000000</meta:creation-date>
    <dc:date>2024-10-13T23:42:48.851000000</dc:date>
    <meta:editing-duration>PT32M25S</meta:editing-duration>
    <meta:editing-cycles>4</meta:editing-cycles>
    <meta:generator>LibreOffice/24.8.2.1$Windows_x86 LibreOffice_project/0f794b6e29741098670a3b95d60478a65d05ef13</meta:generator>
    <meta:keyword>Percent</meta:keyword>
    <meta:keyword>Percentage</meta:keyword>
    <meta:keyword>Liberal Arts Mathematics</meta:keyword>
    <meta:keyword>Contemporary Mathematics</meta:keyword>
    <dc:subject>Liberal Arts Mathematics</dc:subject>
    <dc:title>Understanding Percents - Assignment</dc:title>
    <meta:print-date>2024-10-13T23:43:05.010000000</meta:print-date>
    <meta:printed-by>PDF files</meta:printed-by>
    <meta:document-statistic meta:table-count="0" meta:image-count="0" meta:object-count="0" meta:page-count="2" meta:paragraph-count="25" meta:word-count="248" meta:character-count="1402" meta:non-whitespace-character-count="1177"/>
  </office:meta>
</office:document-meta>
</file>